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" style:apply-style-name="Untitled4" style:base-cell-address="Sheet1.B1"/>
    </style:style>
    <style:style style:name="ce2" style:family="table-cell" style:parent-style-name="Default">
      <style:map style:condition="cell-content-is-not-between(29,31)" style:apply-style-name="Untitled1" style:base-cell-address="Sheet1.C1"/>
      <style:map style:condition="cell-content()=31" style:apply-style-name="Untitled2" style:base-cell-address="Sheet1.C1"/>
      <style:map style:condition="cell-content()=29" style:apply-style-name="Untitled3" style:base-cell-address="Sheet1.C1"/>
    </style:style>
    <style:style style:name="ce3" style:family="table-cell" style:parent-style-name="Default">
      <style:map style:condition="cell-content()&gt;3" style:apply-style-name="Untitled7" style:base-cell-address="Sheet1.C39"/>
      <style:map style:condition="cell-content()=3" style:apply-style-name="Untitled6" style:base-cell-address="Sheet1.C39"/>
      <style:map style:condition="cell-content()&lt;3" style:apply-style-name="Untitled8" style:base-cell-address="Sheet1.C3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5" table:default-cell-style-name="Default"/>
        <table:table-column table:style-name="co4" table:default-cell-style-name="Default"/>
        <table:table-row table:style-name="ro1">
          <table:table-cell office:value-type="string">
            <text:p>GIST-TLOTAmma_28</text:p>
          </table:table-cell>
          <table:table-cell table:style-name="ce1" table:formula="of:=165-COUNTIF(([.C1:.FL1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Amruta_28</text:p>
          </table:table-cell>
          <table:table-cell table:style-name="ce1" table:formula="of:=165-COUNTIF(([.C2:.FL2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Chandana_28</text:p>
          </table:table-cell>
          <table:table-cell table:style-name="ce1" table:formula="of:=165-COUNTIF(([.C3:.FL3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Deva_28</text:p>
          </table:table-cell>
          <table:table-cell table:style-name="ce1" table:formula="of:=165-COUNTIF(([.C4:.FL4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Draupadi_28</text:p>
          </table:table-cell>
          <table:table-cell table:style-name="ce1" table:formula="of:=165-COUNTIF(([.C5:.FL5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Golkonda_28</text:p>
          </table:table-cell>
          <table:table-cell table:style-name="ce1" table:formula="of:=165-COUNTIF(([.C6:.FL6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Krishna_28</text:p>
          </table:table-cell>
          <table:table-cell table:style-name="ce1" table:formula="of:=165-COUNTIF(([.C7:.FL7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Menaka_28</text:p>
          </table:table-cell>
          <table:table-cell table:style-name="ce1" table:formula="of:=165-COUNTIF(([.C8:.FL8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Priya_22</text:p>
          </table:table-cell>
          <table:table-cell table:style-name="ce1" table:formula="of:=165-COUNTIF(([.C9:.FL9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Sanjana_32</text:p>
          </table:table-cell>
          <table:table-cell table:style-name="ce1" table:formula="of:=165-COUNTIF(([.C10:.FL10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ST-TLOTSwami_28</text:p>
          </table:table-cell>
          <table:table-cell table:style-name="ce1" table:formula="of:=165-COUNTIF(([.C11:.FL11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autami_48</text:p>
          </table:table-cell>
          <table:table-cell table:style-name="ce1" table:formula="of:=165-COUNTIF(([.C12:.FL12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idugu_48</text:p>
          </table:table-cell>
          <table:table-cell table:style-name="ce1" table:formula="of:=165-COUNTIF(([.C13:.FL13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Gurajada_48</text:p>
          </table:table-cell>
          <table:table-cell table:style-name="ce1" table:formula="of:=165-COUNTIF(([.C14:.FL14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Lohit_Telugu_48</text:p>
          </table:table-cell>
          <table:table-cell table:style-name="ce1" table:formula="of:=165-COUNTIF(([.C15:.FL15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Mallanna_48</text:p>
          </table:table-cell>
          <table:table-cell table:style-name="ce1" table:formula="of:=165-COUNTIF(([.C16:.FL16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Mandali_48</text:p>
          </table:table-cell>
          <table:table-cell table:style-name="ce1" table:formula="of:=165-COUNTIF(([.C17:.FL17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NATS_48</text:p>
          </table:table-cell>
          <table:table-cell table:style-name="ce1" table:formula="of:=165-COUNTIF(([.C18:.FL18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NTR_48</text:p>
          </table:table-cell>
          <table:table-cell table:style-name="ce1" table:formula="of:=165-COUNTIF(([.C19:.FL19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Nandini_48</text:p>
          </table:table-cell>
          <table:table-cell table:style-name="ce1" table:formula="of:=165-COUNTIF(([.C20:.FL20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Peddana_48</text:p>
          </table:table-cell>
          <table:table-cell table:style-name="ce1" table:formula="of:=165-COUNTIF(([.C21:.FL21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Ponnala_48</text:p>
          </table:table-cell>
          <table:table-cell table:style-name="ce1" table:formula="of:=165-COUNTIF(([.C22:.FL22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Pothana2000_48</text:p>
          </table:table-cell>
          <table:table-cell table:style-name="ce1" table:formula="of:=165-COUNTIF(([.C23:.FL23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Ramabhadra1_48</text:p>
          </table:table-cell>
          <table:table-cell table:style-name="ce1" table:formula="of:=165-COUNTIF(([.C24:.FL24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Ramabhadra_48</text:p>
          </table:table-cell>
          <table:table-cell table:style-name="ce1" table:formula="of:=165-COUNTIF(([.C25:.FL25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RamaneeyaWin_48</text:p>
          </table:table-cell>
          <table:table-cell table:style-name="ce1" table:formula="of:=165-COUNTIF(([.C26:.FL26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Ramaraja_48</text:p>
          </table:table-cell>
          <table:table-cell table:style-name="ce1" table:formula="of:=165-COUNTIF(([.C27:.FL27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RaviPrakash_48</text:p>
          </table:table-cell>
          <table:table-cell table:style-name="ce1" table:formula="of:=165-COUNTIF(([.C28:.FL28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SURAVARA_Swarna_48</text:p>
          </table:table-cell>
          <table:table-cell table:style-name="ce1" table:formula="of:=165-COUNTIF(([.C29:.FL29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Sree_Krushnadevaraya_48</text:p>
          </table:table-cell>
          <table:table-cell table:style-name="ce1" table:formula="of:=165-COUNTIF(([.C30:.FL30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Subhadra_48</text:p>
          </table:table-cell>
          <table:table-cell table:style-name="ce1" table:formula="of:=165-COUNTIF(([.C31:.FL31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SuraVara_Samhita_48</text:p>
          </table:table-cell>
          <table:table-cell table:style-name="ce1" table:formula="of:=165-COUNTIF(([.C32:.FL32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Suranna_48</text:p>
          </table:table-cell>
          <table:table-cell table:style-name="ce1" table:formula="of:=165-COUNTIF(([.C33:.FL33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Suravaram_48</text:p>
          </table:table-cell>
          <table:table-cell table:style-name="ce1" table:formula="of:=165-COUNTIF(([.C34:.FL34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TenaliRamakrishna_48</text:p>
          </table:table-cell>
          <table:table-cell table:style-name="ce1" table:formula="of:=165-COUNTIF(([.C35:.FL35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Timmana_48</text:p>
          </table:table-cell>
          <table:table-cell table:style-name="ce1" table:formula="of:=165-COUNTIF(([.C36:.FL36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Vajram_48</text:p>
          </table:table-cell>
          <table:table-cell table:style-name="ce1" table:formula="of:=165-COUNTIF(([.C37:.FL37]); 30)" office:value-type="float" office:value="1">
            <text:p>1</text:p>
          </table:table-cell>
          <table:table-cell table:number-columns-repeated="164"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37-COUNTIF([.C1:.C37];30)" office:value-type="float" office:value="0">
            <text:p>0</text:p>
          </table:table-cell>
          <table:table-cell table:style-name="ce3" table:formula="of:=37-COUNTIF([.D1:.D37];30)" office:value-type="float" office:value="0">
            <text:p>0</text:p>
          </table:table-cell>
          <table:table-cell table:style-name="ce3" table:formula="of:=37-COUNTIF([.E1:.E37];30)" office:value-type="float" office:value="0">
            <text:p>0</text:p>
          </table:table-cell>
          <table:table-cell table:style-name="ce3" table:formula="of:=37-COUNTIF([.F1:.F37];30)" office:value-type="float" office:value="0">
            <text:p>0</text:p>
          </table:table-cell>
          <table:table-cell table:style-name="ce3" table:formula="of:=37-COUNTIF([.G1:.G37];30)" office:value-type="float" office:value="0">
            <text:p>0</text:p>
          </table:table-cell>
          <table:table-cell table:style-name="ce3" table:formula="of:=37-COUNTIF([.H1:.H37];30)" office:value-type="float" office:value="0">
            <text:p>0</text:p>
          </table:table-cell>
          <table:table-cell table:style-name="ce3" table:formula="of:=37-COUNTIF([.I1:.I37];30)" office:value-type="float" office:value="0">
            <text:p>0</text:p>
          </table:table-cell>
          <table:table-cell table:style-name="ce3" table:formula="of:=37-COUNTIF([.J1:.J37];30)" office:value-type="float" office:value="0">
            <text:p>0</text:p>
          </table:table-cell>
          <table:table-cell table:style-name="ce3" table:formula="of:=37-COUNTIF([.K1:.K37];30)" office:value-type="float" office:value="0">
            <text:p>0</text:p>
          </table:table-cell>
          <table:table-cell table:style-name="ce3" table:formula="of:=37-COUNTIF([.L1:.L37];30)" office:value-type="float" office:value="0">
            <text:p>0</text:p>
          </table:table-cell>
          <table:table-cell table:style-name="ce3" table:formula="of:=37-COUNTIF([.M1:.M37];30)" office:value-type="float" office:value="0">
            <text:p>0</text:p>
          </table:table-cell>
          <table:table-cell table:style-name="ce3" table:formula="of:=37-COUNTIF([.N1:.N37];30)" office:value-type="float" office:value="0">
            <text:p>0</text:p>
          </table:table-cell>
          <table:table-cell table:style-name="ce3" table:formula="of:=37-COUNTIF([.O1:.O37];30)" office:value-type="float" office:value="0">
            <text:p>0</text:p>
          </table:table-cell>
          <table:table-cell table:style-name="ce3" table:formula="of:=37-COUNTIF([.P1:.P37];30)" office:value-type="float" office:value="0">
            <text:p>0</text:p>
          </table:table-cell>
          <table:table-cell table:style-name="ce3" table:formula="of:=37-COUNTIF([.Q1:.Q37];30)" office:value-type="float" office:value="0">
            <text:p>0</text:p>
          </table:table-cell>
          <table:table-cell table:style-name="ce3" table:formula="of:=37-COUNTIF([.R1:.R37];30)" office:value-type="float" office:value="0">
            <text:p>0</text:p>
          </table:table-cell>
          <table:table-cell table:style-name="ce3" table:formula="of:=37-COUNTIF([.S1:.S37];30)" office:value-type="float" office:value="0">
            <text:p>0</text:p>
          </table:table-cell>
          <table:table-cell table:style-name="ce3" table:formula="of:=37-COUNTIF([.T1:.T37];30)" office:value-type="float" office:value="0">
            <text:p>0</text:p>
          </table:table-cell>
          <table:table-cell table:style-name="ce3" table:formula="of:=37-COUNTIF([.U1:.U37];30)" office:value-type="float" office:value="0">
            <text:p>0</text:p>
          </table:table-cell>
          <table:table-cell table:style-name="ce3" table:formula="of:=37-COUNTIF([.V1:.V37];30)" office:value-type="float" office:value="0">
            <text:p>0</text:p>
          </table:table-cell>
          <table:table-cell table:style-name="ce3" table:formula="of:=37-COUNTIF([.W1:.W37];30)" office:value-type="float" office:value="0">
            <text:p>0</text:p>
          </table:table-cell>
          <table:table-cell table:style-name="ce3" table:formula="of:=37-COUNTIF([.X1:.X37];30)" office:value-type="float" office:value="0">
            <text:p>0</text:p>
          </table:table-cell>
          <table:table-cell table:style-name="ce3" table:formula="of:=37-COUNTIF([.Y1:.Y37];30)" office:value-type="float" office:value="0">
            <text:p>0</text:p>
          </table:table-cell>
          <table:table-cell table:style-name="ce3" table:formula="of:=37-COUNTIF([.Z1:.Z37];30)" office:value-type="float" office:value="0">
            <text:p>0</text:p>
          </table:table-cell>
          <table:table-cell table:style-name="ce3" table:formula="of:=37-COUNTIF([.AA1:.AA37];30)" office:value-type="float" office:value="0">
            <text:p>0</text:p>
          </table:table-cell>
          <table:table-cell table:style-name="ce3" table:formula="of:=37-COUNTIF([.AB1:.AB37];30)" office:value-type="float" office:value="0">
            <text:p>0</text:p>
          </table:table-cell>
          <table:table-cell table:style-name="ce3" table:formula="of:=37-COUNTIF([.AC1:.AC37];30)" office:value-type="float" office:value="0">
            <text:p>0</text:p>
          </table:table-cell>
          <table:table-cell table:style-name="ce3" table:formula="of:=37-COUNTIF([.AD1:.AD37];30)" office:value-type="float" office:value="0">
            <text:p>0</text:p>
          </table:table-cell>
          <table:table-cell table:style-name="ce3" table:formula="of:=37-COUNTIF([.AE1:.AE37];30)" office:value-type="float" office:value="0">
            <text:p>0</text:p>
          </table:table-cell>
          <table:table-cell table:style-name="ce3" table:formula="of:=37-COUNTIF([.AF1:.AF37];30)" office:value-type="float" office:value="0">
            <text:p>0</text:p>
          </table:table-cell>
          <table:table-cell table:style-name="ce3" table:formula="of:=37-COUNTIF([.AG1:.AG37];30)" office:value-type="float" office:value="0">
            <text:p>0</text:p>
          </table:table-cell>
          <table:table-cell table:style-name="ce3" table:formula="of:=37-COUNTIF([.AH1:.AH37];30)" office:value-type="float" office:value="0">
            <text:p>0</text:p>
          </table:table-cell>
          <table:table-cell table:style-name="ce3" table:formula="of:=37-COUNTIF([.AI1:.AI37];30)" office:value-type="float" office:value="0">
            <text:p>0</text:p>
          </table:table-cell>
          <table:table-cell table:style-name="ce3" table:formula="of:=37-COUNTIF([.AJ1:.AJ37];30)" office:value-type="float" office:value="0">
            <text:p>0</text:p>
          </table:table-cell>
          <table:table-cell table:style-name="ce3" table:formula="of:=37-COUNTIF([.AK1:.AK37];30)" office:value-type="float" office:value="0">
            <text:p>0</text:p>
          </table:table-cell>
          <table:table-cell table:style-name="ce3" table:formula="of:=37-COUNTIF([.AL1:.AL37];30)" office:value-type="float" office:value="0">
            <text:p>0</text:p>
          </table:table-cell>
          <table:table-cell table:style-name="ce3" table:formula="of:=37-COUNTIF([.AM1:.AM37];30)" office:value-type="float" office:value="0">
            <text:p>0</text:p>
          </table:table-cell>
          <table:table-cell table:style-name="ce3" table:formula="of:=37-COUNTIF([.AN1:.AN37];30)" office:value-type="float" office:value="0">
            <text:p>0</text:p>
          </table:table-cell>
          <table:table-cell table:style-name="ce3" table:formula="of:=37-COUNTIF([.AO1:.AO37];30)" office:value-type="float" office:value="0">
            <text:p>0</text:p>
          </table:table-cell>
          <table:table-cell table:style-name="ce3" table:formula="of:=37-COUNTIF([.AP1:.AP37];30)" office:value-type="float" office:value="0">
            <text:p>0</text:p>
          </table:table-cell>
          <table:table-cell table:style-name="ce3" table:formula="of:=37-COUNTIF([.AQ1:.AQ37];30)" office:value-type="float" office:value="0">
            <text:p>0</text:p>
          </table:table-cell>
          <table:table-cell table:style-name="ce3" table:formula="of:=37-COUNTIF([.AR1:.AR37];30)" office:value-type="float" office:value="0">
            <text:p>0</text:p>
          </table:table-cell>
          <table:table-cell table:style-name="ce3" table:formula="of:=37-COUNTIF([.AS1:.AS37];30)" office:value-type="float" office:value="0">
            <text:p>0</text:p>
          </table:table-cell>
          <table:table-cell table:style-name="ce3" table:formula="of:=37-COUNTIF([.AT1:.AT37];30)" office:value-type="float" office:value="0">
            <text:p>0</text:p>
          </table:table-cell>
          <table:table-cell table:style-name="ce3" table:formula="of:=37-COUNTIF([.AU1:.AU37];30)" office:value-type="float" office:value="0">
            <text:p>0</text:p>
          </table:table-cell>
          <table:table-cell table:style-name="ce3" table:formula="of:=37-COUNTIF([.AV1:.AV37];30)" office:value-type="float" office:value="0">
            <text:p>0</text:p>
          </table:table-cell>
          <table:table-cell table:style-name="ce3" table:formula="of:=37-COUNTIF([.AW1:.AW37];30)" office:value-type="float" office:value="0">
            <text:p>0</text:p>
          </table:table-cell>
          <table:table-cell table:style-name="ce3" table:formula="of:=37-COUNTIF([.AX1:.AX37];30)" office:value-type="float" office:value="0">
            <text:p>0</text:p>
          </table:table-cell>
          <table:table-cell table:style-name="ce3" table:formula="of:=37-COUNTIF([.AY1:.AY37];30)" office:value-type="float" office:value="0">
            <text:p>0</text:p>
          </table:table-cell>
          <table:table-cell table:style-name="ce3" table:formula="of:=37-COUNTIF([.AZ1:.AZ37];30)" office:value-type="float" office:value="0">
            <text:p>0</text:p>
          </table:table-cell>
          <table:table-cell table:style-name="ce3" table:formula="of:=37-COUNTIF([.BA1:.BA37];30)" office:value-type="float" office:value="0">
            <text:p>0</text:p>
          </table:table-cell>
          <table:table-cell table:style-name="ce3" table:formula="of:=37-COUNTIF([.BB1:.BB37];30)" office:value-type="float" office:value="0">
            <text:p>0</text:p>
          </table:table-cell>
          <table:table-cell table:style-name="ce3" table:formula="of:=37-COUNTIF([.BC1:.BC37];30)" office:value-type="float" office:value="0">
            <text:p>0</text:p>
          </table:table-cell>
          <table:table-cell table:style-name="ce3" table:formula="of:=37-COUNTIF([.BD1:.BD37];30)" office:value-type="float" office:value="0">
            <text:p>0</text:p>
          </table:table-cell>
          <table:table-cell table:style-name="ce3" table:formula="of:=37-COUNTIF([.BE1:.BE37];30)" office:value-type="float" office:value="0">
            <text:p>0</text:p>
          </table:table-cell>
          <table:table-cell table:style-name="ce3" table:formula="of:=37-COUNTIF([.BF1:.BF37];30)" office:value-type="float" office:value="0">
            <text:p>0</text:p>
          </table:table-cell>
          <table:table-cell table:style-name="ce3" table:formula="of:=37-COUNTIF([.BG1:.BG37];30)" office:value-type="float" office:value="0">
            <text:p>0</text:p>
          </table:table-cell>
          <table:table-cell table:style-name="ce3" table:formula="of:=37-COUNTIF([.BH1:.BH37];30)" office:value-type="float" office:value="0">
            <text:p>0</text:p>
          </table:table-cell>
          <table:table-cell table:style-name="ce3" table:formula="of:=37-COUNTIF([.BI1:.BI37];30)" office:value-type="float" office:value="0">
            <text:p>0</text:p>
          </table:table-cell>
          <table:table-cell table:style-name="ce3" table:formula="of:=37-COUNTIF([.BJ1:.BJ37];30)" office:value-type="float" office:value="0">
            <text:p>0</text:p>
          </table:table-cell>
          <table:table-cell table:style-name="ce3" table:formula="of:=37-COUNTIF([.BK1:.BK37];30)" office:value-type="float" office:value="0">
            <text:p>0</text:p>
          </table:table-cell>
          <table:table-cell table:style-name="ce3" table:formula="of:=37-COUNTIF([.BL1:.BL37];30)" office:value-type="float" office:value="0">
            <text:p>0</text:p>
          </table:table-cell>
          <table:table-cell table:style-name="ce3" table:formula="of:=37-COUNTIF([.BM1:.BM37];30)" office:value-type="float" office:value="0">
            <text:p>0</text:p>
          </table:table-cell>
          <table:table-cell table:style-name="ce3" table:formula="of:=37-COUNTIF([.BN1:.BN37];30)" office:value-type="float" office:value="0">
            <text:p>0</text:p>
          </table:table-cell>
          <table:table-cell table:style-name="ce3" table:formula="of:=37-COUNTIF([.BO1:.BO37];30)" office:value-type="float" office:value="0">
            <text:p>0</text:p>
          </table:table-cell>
          <table:table-cell table:style-name="ce3" table:formula="of:=37-COUNTIF([.BP1:.BP37];30)" office:value-type="float" office:value="0">
            <text:p>0</text:p>
          </table:table-cell>
          <table:table-cell table:style-name="ce3" table:formula="of:=37-COUNTIF([.BQ1:.BQ37];30)" office:value-type="float" office:value="0">
            <text:p>0</text:p>
          </table:table-cell>
          <table:table-cell table:style-name="ce3" table:formula="of:=37-COUNTIF([.BR1:.BR37];30)" office:value-type="float" office:value="0">
            <text:p>0</text:p>
          </table:table-cell>
          <table:table-cell table:style-name="ce3" table:formula="of:=37-COUNTIF([.BS1:.BS37];30)" office:value-type="float" office:value="0">
            <text:p>0</text:p>
          </table:table-cell>
          <table:table-cell table:style-name="ce3" table:formula="of:=37-COUNTIF([.BT1:.BT37];30)" office:value-type="float" office:value="0">
            <text:p>0</text:p>
          </table:table-cell>
          <table:table-cell table:style-name="ce3" table:formula="of:=37-COUNTIF([.BU1:.BU37];30)" office:value-type="float" office:value="0">
            <text:p>0</text:p>
          </table:table-cell>
          <table:table-cell table:style-name="ce3" table:formula="of:=37-COUNTIF([.BV1:.BV37];30)" office:value-type="float" office:value="0">
            <text:p>0</text:p>
          </table:table-cell>
          <table:table-cell table:style-name="ce3" table:formula="of:=37-COUNTIF([.BW1:.BW37];30)" office:value-type="float" office:value="0">
            <text:p>0</text:p>
          </table:table-cell>
          <table:table-cell table:style-name="ce3" table:formula="of:=37-COUNTIF([.BX1:.BX37];30)" office:value-type="float" office:value="0">
            <text:p>0</text:p>
          </table:table-cell>
          <table:table-cell table:style-name="ce3" table:formula="of:=37-COUNTIF([.BY1:.BY37];30)" office:value-type="float" office:value="0">
            <text:p>0</text:p>
          </table:table-cell>
          <table:table-cell table:style-name="ce3" table:formula="of:=37-COUNTIF([.BZ1:.BZ37];30)" office:value-type="float" office:value="0">
            <text:p>0</text:p>
          </table:table-cell>
          <table:table-cell table:style-name="ce3" table:formula="of:=37-COUNTIF([.CA1:.CA37];30)" office:value-type="float" office:value="0">
            <text:p>0</text:p>
          </table:table-cell>
          <table:table-cell table:style-name="ce3" table:formula="of:=37-COUNTIF([.CB1:.CB37];30)" office:value-type="float" office:value="0">
            <text:p>0</text:p>
          </table:table-cell>
          <table:table-cell table:style-name="ce3" table:formula="of:=37-COUNTIF([.CC1:.CC37];30)" office:value-type="float" office:value="0">
            <text:p>0</text:p>
          </table:table-cell>
          <table:table-cell table:style-name="ce3" table:formula="of:=37-COUNTIF([.CD1:.CD37];30)" office:value-type="float" office:value="0">
            <text:p>0</text:p>
          </table:table-cell>
          <table:table-cell table:style-name="ce3" table:formula="of:=37-COUNTIF([.CE1:.CE37];30)" office:value-type="float" office:value="0">
            <text:p>0</text:p>
          </table:table-cell>
          <table:table-cell table:style-name="ce3" table:formula="of:=37-COUNTIF([.CF1:.CF37];30)" office:value-type="float" office:value="0">
            <text:p>0</text:p>
          </table:table-cell>
          <table:table-cell table:style-name="ce3" table:formula="of:=37-COUNTIF([.CG1:.CG37];30)" office:value-type="float" office:value="0">
            <text:p>0</text:p>
          </table:table-cell>
          <table:table-cell table:style-name="ce3" table:formula="of:=37-COUNTIF([.CH1:.CH37];30)" office:value-type="float" office:value="0">
            <text:p>0</text:p>
          </table:table-cell>
          <table:table-cell table:style-name="ce3" table:formula="of:=37-COUNTIF([.CI1:.CI37];30)" office:value-type="float" office:value="0">
            <text:p>0</text:p>
          </table:table-cell>
          <table:table-cell table:style-name="ce3" table:formula="of:=37-COUNTIF([.CJ1:.CJ37];30)" office:value-type="float" office:value="0">
            <text:p>0</text:p>
          </table:table-cell>
          <table:table-cell table:style-name="ce3" table:formula="of:=37-COUNTIF([.CK1:.CK37];30)" office:value-type="float" office:value="0">
            <text:p>0</text:p>
          </table:table-cell>
          <table:table-cell table:style-name="ce3" table:formula="of:=37-COUNTIF([.CL1:.CL37];30)" office:value-type="float" office:value="0">
            <text:p>0</text:p>
          </table:table-cell>
          <table:table-cell table:style-name="ce3" table:formula="of:=37-COUNTIF([.CM1:.CM37];30)" office:value-type="float" office:value="0">
            <text:p>0</text:p>
          </table:table-cell>
          <table:table-cell table:style-name="ce3" table:formula="of:=37-COUNTIF([.CN1:.CN37];30)" office:value-type="float" office:value="0">
            <text:p>0</text:p>
          </table:table-cell>
          <table:table-cell table:style-name="ce3" table:formula="of:=37-COUNTIF([.CO1:.CO37];30)" office:value-type="float" office:value="0">
            <text:p>0</text:p>
          </table:table-cell>
          <table:table-cell table:style-name="ce3" table:formula="of:=37-COUNTIF([.CP1:.CP37];30)" office:value-type="float" office:value="0">
            <text:p>0</text:p>
          </table:table-cell>
          <table:table-cell table:style-name="ce3" table:formula="of:=37-COUNTIF([.CQ1:.CQ37];30)" office:value-type="float" office:value="0">
            <text:p>0</text:p>
          </table:table-cell>
          <table:table-cell table:style-name="ce3" table:formula="of:=37-COUNTIF([.CR1:.CR37];30)" office:value-type="float" office:value="0">
            <text:p>0</text:p>
          </table:table-cell>
          <table:table-cell table:style-name="ce3" table:formula="of:=37-COUNTIF([.CS1:.CS37];30)" office:value-type="float" office:value="0">
            <text:p>0</text:p>
          </table:table-cell>
          <table:table-cell table:style-name="ce3" table:formula="of:=37-COUNTIF([.CT1:.CT37];30)" office:value-type="float" office:value="0">
            <text:p>0</text:p>
          </table:table-cell>
          <table:table-cell table:style-name="ce3" table:formula="of:=37-COUNTIF([.CU1:.CU37];30)" office:value-type="float" office:value="0">
            <text:p>0</text:p>
          </table:table-cell>
          <table:table-cell table:style-name="ce3" table:formula="of:=37-COUNTIF([.CV1:.CV37];30)" office:value-type="float" office:value="0">
            <text:p>0</text:p>
          </table:table-cell>
          <table:table-cell table:style-name="ce3" table:formula="of:=37-COUNTIF([.CW1:.CW37];30)" office:value-type="float" office:value="0">
            <text:p>0</text:p>
          </table:table-cell>
          <table:table-cell table:style-name="ce3" table:formula="of:=37-COUNTIF([.CX1:.CX37];30)" office:value-type="float" office:value="0">
            <text:p>0</text:p>
          </table:table-cell>
          <table:table-cell table:style-name="ce3" table:formula="of:=37-COUNTIF([.CY1:.CY37];30)" office:value-type="float" office:value="0">
            <text:p>0</text:p>
          </table:table-cell>
          <table:table-cell table:style-name="ce3" table:formula="of:=37-COUNTIF([.CZ1:.CZ37];30)" office:value-type="float" office:value="0">
            <text:p>0</text:p>
          </table:table-cell>
          <table:table-cell table:style-name="ce3" table:formula="of:=37-COUNTIF([.DA1:.DA37];30)" office:value-type="float" office:value="0">
            <text:p>0</text:p>
          </table:table-cell>
          <table:table-cell table:style-name="ce3" table:formula="of:=37-COUNTIF([.DB1:.DB37];30)" office:value-type="float" office:value="0">
            <text:p>0</text:p>
          </table:table-cell>
          <table:table-cell table:style-name="ce3" table:formula="of:=37-COUNTIF([.DC1:.DC37];30)" office:value-type="float" office:value="0">
            <text:p>0</text:p>
          </table:table-cell>
          <table:table-cell table:style-name="ce3" table:formula="of:=37-COUNTIF([.DD1:.DD37];30)" office:value-type="float" office:value="0">
            <text:p>0</text:p>
          </table:table-cell>
          <table:table-cell table:style-name="ce3" table:formula="of:=37-COUNTIF([.DE1:.DE37];30)" office:value-type="float" office:value="0">
            <text:p>0</text:p>
          </table:table-cell>
          <table:table-cell table:style-name="ce3" table:formula="of:=37-COUNTIF([.DF1:.DF37];30)" office:value-type="float" office:value="0">
            <text:p>0</text:p>
          </table:table-cell>
          <table:table-cell table:style-name="ce3" table:formula="of:=37-COUNTIF([.DG1:.DG37];30)" office:value-type="float" office:value="0">
            <text:p>0</text:p>
          </table:table-cell>
          <table:table-cell table:style-name="ce3" table:formula="of:=37-COUNTIF([.DH1:.DH37];30)" office:value-type="float" office:value="0">
            <text:p>0</text:p>
          </table:table-cell>
          <table:table-cell table:style-name="ce3" table:formula="of:=37-COUNTIF([.DI1:.DI37];30)" office:value-type="float" office:value="0">
            <text:p>0</text:p>
          </table:table-cell>
          <table:table-cell table:style-name="ce3" table:formula="of:=37-COUNTIF([.DJ1:.DJ37];30)" office:value-type="float" office:value="0">
            <text:p>0</text:p>
          </table:table-cell>
          <table:table-cell table:style-name="ce3" table:formula="of:=37-COUNTIF([.DK1:.DK37];30)" office:value-type="float" office:value="0">
            <text:p>0</text:p>
          </table:table-cell>
          <table:table-cell table:style-name="ce3" table:formula="of:=37-COUNTIF([.DL1:.DL37];30)" office:value-type="float" office:value="0">
            <text:p>0</text:p>
          </table:table-cell>
          <table:table-cell table:style-name="ce3" table:formula="of:=37-COUNTIF([.DM1:.DM37];30)" office:value-type="float" office:value="0">
            <text:p>0</text:p>
          </table:table-cell>
          <table:table-cell table:style-name="ce3" table:formula="of:=37-COUNTIF([.DN1:.DN37];30)" office:value-type="float" office:value="0">
            <text:p>0</text:p>
          </table:table-cell>
          <table:table-cell table:style-name="ce3" table:formula="of:=37-COUNTIF([.DO1:.DO37];30)" office:value-type="float" office:value="0">
            <text:p>0</text:p>
          </table:table-cell>
          <table:table-cell table:style-name="ce3" table:formula="of:=37-COUNTIF([.DP1:.DP37];30)" office:value-type="float" office:value="0">
            <text:p>0</text:p>
          </table:table-cell>
          <table:table-cell table:style-name="ce3" table:formula="of:=37-COUNTIF([.DQ1:.DQ37];30)" office:value-type="float" office:value="0">
            <text:p>0</text:p>
          </table:table-cell>
          <table:table-cell table:style-name="ce3" table:formula="of:=37-COUNTIF([.DR1:.DR37];30)" office:value-type="float" office:value="0">
            <text:p>0</text:p>
          </table:table-cell>
          <table:table-cell table:style-name="ce3" table:formula="of:=37-COUNTIF([.DS1:.DS37];30)" office:value-type="float" office:value="0">
            <text:p>0</text:p>
          </table:table-cell>
          <table:table-cell table:style-name="ce3" table:formula="of:=37-COUNTIF([.DT1:.DT37];30)" office:value-type="float" office:value="0">
            <text:p>0</text:p>
          </table:table-cell>
          <table:table-cell table:style-name="ce3" table:formula="of:=37-COUNTIF([.DU1:.DU37];30)" office:value-type="float" office:value="0">
            <text:p>0</text:p>
          </table:table-cell>
          <table:table-cell table:style-name="ce3" table:formula="of:=37-COUNTIF([.DV1:.DV37];30)" office:value-type="float" office:value="0">
            <text:p>0</text:p>
          </table:table-cell>
          <table:table-cell table:style-name="ce3" table:formula="of:=37-COUNTIF([.DW1:.DW37];30)" office:value-type="float" office:value="0">
            <text:p>0</text:p>
          </table:table-cell>
          <table:table-cell table:style-name="ce3" table:formula="of:=37-COUNTIF([.DX1:.DX37];30)" office:value-type="float" office:value="0">
            <text:p>0</text:p>
          </table:table-cell>
          <table:table-cell table:style-name="ce3" table:formula="of:=37-COUNTIF([.DY1:.DY37];30)" office:value-type="float" office:value="0">
            <text:p>0</text:p>
          </table:table-cell>
          <table:table-cell table:style-name="ce3" table:formula="of:=37-COUNTIF([.DZ1:.DZ37];30)" office:value-type="float" office:value="0">
            <text:p>0</text:p>
          </table:table-cell>
          <table:table-cell table:style-name="ce3" table:formula="of:=37-COUNTIF([.EA1:.EA37];30)" office:value-type="float" office:value="0">
            <text:p>0</text:p>
          </table:table-cell>
          <table:table-cell table:style-name="ce3" table:formula="of:=37-COUNTIF([.EB1:.EB37];30)" office:value-type="float" office:value="0">
            <text:p>0</text:p>
          </table:table-cell>
          <table:table-cell table:style-name="ce3" table:formula="of:=37-COUNTIF([.EC1:.EC37];30)" office:value-type="float" office:value="0">
            <text:p>0</text:p>
          </table:table-cell>
          <table:table-cell table:style-name="ce3" table:formula="of:=37-COUNTIF([.ED1:.ED37];30)" office:value-type="float" office:value="0">
            <text:p>0</text:p>
          </table:table-cell>
          <table:table-cell table:style-name="ce3" table:formula="of:=37-COUNTIF([.EE1:.EE37];30)" office:value-type="float" office:value="0">
            <text:p>0</text:p>
          </table:table-cell>
          <table:table-cell table:style-name="ce3" table:formula="of:=37-COUNTIF([.EF1:.EF37];30)" office:value-type="float" office:value="0">
            <text:p>0</text:p>
          </table:table-cell>
          <table:table-cell table:style-name="ce3" table:formula="of:=37-COUNTIF([.EG1:.EG37];30)" office:value-type="float" office:value="0">
            <text:p>0</text:p>
          </table:table-cell>
          <table:table-cell table:style-name="ce3" table:formula="of:=37-COUNTIF([.EH1:.EH37];30)" office:value-type="float" office:value="0">
            <text:p>0</text:p>
          </table:table-cell>
          <table:table-cell table:style-name="ce3" table:formula="of:=37-COUNTIF([.EI1:.EI37];30)" office:value-type="float" office:value="0">
            <text:p>0</text:p>
          </table:table-cell>
          <table:table-cell table:style-name="ce3" table:formula="of:=37-COUNTIF([.EJ1:.EJ37];30)" office:value-type="float" office:value="0">
            <text:p>0</text:p>
          </table:table-cell>
          <table:table-cell table:style-name="ce3" table:formula="of:=37-COUNTIF([.EK1:.EK37];30)" office:value-type="float" office:value="0">
            <text:p>0</text:p>
          </table:table-cell>
          <table:table-cell table:style-name="ce3" table:formula="of:=37-COUNTIF([.EL1:.EL37];30)" office:value-type="float" office:value="0">
            <text:p>0</text:p>
          </table:table-cell>
          <table:table-cell table:style-name="ce3" table:formula="of:=37-COUNTIF([.EM1:.EM37];30)" office:value-type="float" office:value="0">
            <text:p>0</text:p>
          </table:table-cell>
          <table:table-cell table:style-name="ce3" table:formula="of:=37-COUNTIF([.EN1:.EN37];30)" office:value-type="float" office:value="0">
            <text:p>0</text:p>
          </table:table-cell>
          <table:table-cell table:style-name="ce3" table:formula="of:=37-COUNTIF([.EO1:.EO37];30)" office:value-type="float" office:value="0">
            <text:p>0</text:p>
          </table:table-cell>
          <table:table-cell table:style-name="ce3" table:formula="of:=37-COUNTIF([.EP1:.EP37];30)" office:value-type="float" office:value="0">
            <text:p>0</text:p>
          </table:table-cell>
          <table:table-cell table:style-name="ce3" table:formula="of:=37-COUNTIF([.EQ1:.EQ37];30)" office:value-type="float" office:value="0">
            <text:p>0</text:p>
          </table:table-cell>
          <table:table-cell table:style-name="ce3" table:formula="of:=37-COUNTIF([.ER1:.ER37];30)" office:value-type="float" office:value="0">
            <text:p>0</text:p>
          </table:table-cell>
          <table:table-cell table:style-name="ce3" table:formula="of:=37-COUNTIF([.ES1:.ES37];30)" office:value-type="float" office:value="0">
            <text:p>0</text:p>
          </table:table-cell>
          <table:table-cell table:style-name="ce3" table:formula="of:=37-COUNTIF([.ET1:.ET37];30)" office:value-type="float" office:value="0">
            <text:p>0</text:p>
          </table:table-cell>
          <table:table-cell table:style-name="ce3" table:formula="of:=37-COUNTIF([.EU1:.EU37];30)" office:value-type="float" office:value="0">
            <text:p>0</text:p>
          </table:table-cell>
          <table:table-cell table:style-name="ce3" table:formula="of:=37-COUNTIF([.EV1:.EV37];30)" office:value-type="float" office:value="0">
            <text:p>0</text:p>
          </table:table-cell>
          <table:table-cell table:style-name="ce3" table:formula="of:=37-COUNTIF([.EW1:.EW37];30)" office:value-type="float" office:value="0">
            <text:p>0</text:p>
          </table:table-cell>
          <table:table-cell table:style-name="ce3" table:formula="of:=37-COUNTIF([.EX1:.EX37];30)" office:value-type="float" office:value="0">
            <text:p>0</text:p>
          </table:table-cell>
          <table:table-cell table:style-name="ce3" table:formula="of:=37-COUNTIF([.EY1:.EY37];30)" office:value-type="float" office:value="0">
            <text:p>0</text:p>
          </table:table-cell>
          <table:table-cell table:style-name="ce3" table:formula="of:=37-COUNTIF([.EZ1:.EZ37];30)" office:value-type="float" office:value="0">
            <text:p>0</text:p>
          </table:table-cell>
          <table:table-cell table:style-name="ce3" table:formula="of:=37-COUNTIF([.FA1:.FA37];30)" office:value-type="float" office:value="0">
            <text:p>0</text:p>
          </table:table-cell>
          <table:table-cell table:style-name="ce3" table:formula="of:=37-COUNTIF([.FB1:.FB37];30)" office:value-type="float" office:value="0">
            <text:p>0</text:p>
          </table:table-cell>
          <table:table-cell table:style-name="ce3" table:formula="of:=37-COUNTIF([.FC1:.FC37];30)" office:value-type="float" office:value="0">
            <text:p>0</text:p>
          </table:table-cell>
          <table:table-cell table:style-name="ce3" table:formula="of:=37-COUNTIF([.FD1:.FD37];30)" office:value-type="float" office:value="0">
            <text:p>0</text:p>
          </table:table-cell>
          <table:table-cell table:style-name="ce3" table:formula="of:=37-COUNTIF([.FE1:.FE37];30)" office:value-type="float" office:value="0">
            <text:p>0</text:p>
          </table:table-cell>
          <table:table-cell table:style-name="ce3" table:formula="of:=37-COUNTIF([.FF1:.FF37];30)" office:value-type="float" office:value="0">
            <text:p>0</text:p>
          </table:table-cell>
          <table:table-cell table:style-name="ce3" table:formula="of:=37-COUNTIF([.FG1:.FG37];30)" office:value-type="float" office:value="0">
            <text:p>0</text:p>
          </table:table-cell>
          <table:table-cell table:style-name="ce3" table:formula="of:=37-COUNTIF([.FH1:.FH37];30)" office:value-type="float" office:value="0">
            <text:p>0</text:p>
          </table:table-cell>
          <table:table-cell table:style-name="ce3" table:formula="of:=37-COUNTIF([.FI1:.FI37];30)" office:value-type="float" office:value="0">
            <text:p>0</text:p>
          </table:table-cell>
          <table:table-cell table:style-name="ce3" table:formula="of:=37-COUNTIF([.FJ1:.FJ37];30)" office:value-type="float" office:value="0">
            <text:p>0</text:p>
          </table:table-cell>
          <table:table-cell table:style-name="ce3" table:formula="of:=37-COUNTIF([.FK1:.FK37];30)" office:value-type="float" office:value="37">
            <text:p>37</text:p>
          </table:table-cell>
          <table:table-cell/>
        </table:table-row>
        <table:table-row table:style-name="ro2" table:number-rows-repeated="1048536">
          <table:table-cell table:number-columns-repeated="168"/>
        </table:table-row>
        <table:table-row table:style-name="ro2">
          <table:table-cell table:number-columns-repeated="1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Code2000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8080"/>
    </style:style>
    <style:style style:name="Untitled3" style:family="table-cell" style:parent-style-name="Default">
      <style:table-cell-properties fo:background-color="#9999ff"/>
    </style:style>
    <style:style style:name="Untitled4" style:family="table-cell" style:parent-style-name="Default">
      <style:table-cell-properties fo:background-color="#33cc66"/>
    </style:style>
    <style:style style:name="Untitled5" style:family="table-cell" style:parent-style-name="Default">
      <style:table-cell-properties fo:background-color="#ff3366"/>
    </style:style>
    <style:style style:name="Untitled6" style:family="table-cell" style:parent-style-name="Default">
      <style:table-cell-properties fo:background-color="#7da647"/>
    </style:style>
    <style:style style:name="Untitled7" style:family="table-cell" style:parent-style-name="Default">
      <style:table-cell-properties fo:background-color="#355e00"/>
    </style:style>
    <style:style style:name="Untitled8" style:family="table-cell" style:parent-style-name="Default">
      <style:table-cell-properties fo:background-color="#33cc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2T14:29:23</dc:date>
    <dc:creator>raka </dc:creator>
    <meta:generator>LibreOffice/3.5$Linux_X86_64 LibreOffice_project/350m1$Build-2</meta:generator>
    <meta:editing-duration>PT4M13S</meta:editing-duration>
    <meta:editing-cycles>3</meta:editing-cycles>
    <meta:document-statistic meta:table-count="1" meta:cell-count="6509" meta:object-count="0"/>
  </office:meta>
</office:document-meta>
</file>